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3cm" fo:min-width="2.12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1489d8" draw:marker-end="Arrowheads_20_8" draw:marker-end-width="0.3cm" svg:stroke-opacity="100%" draw:fill="none" draw:textarea-vertical-align="middle" loext:decorative="false"/>
    </style:style>
    <style:style style:name="gr4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1489d8" draw:marker-end="Arrowheads_20_10" draw:marker-end-width="0.3cm" draw:fill="none" draw:textarea-horizontal-align="center" draw:textarea-vertical-align="middle" loext:decorative="false"/>
    </style:style>
    <style:style style:name="gr6" style:family="graphic" style:parent-style-name="objectwithoutfill">
      <style:graphic-properties svg:stroke-color="#1489d8" draw:marker-end="Arrowheads_20_12" draw:marker-end-width="0.3cm" draw:fill="none" draw:textarea-horizontal-align="center" draw:textarea-vertical-align="middle" loext:decorative="false"/>
    </style:style>
    <style:style style:name="gr7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424cm" fo:min-width="3.9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0" style:family="graphic" style:parent-style-name="standard">
      <style:graphic-properties draw:stroke="solid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3cm" fo:min-width="3.4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1489d8" draw:marker-end="Arrowheads_20_16" draw:marker-end-width="0.3cm" draw:fill="none" draw:textarea-vertical-align="middle" loext:decorative="false"/>
    </style:style>
    <style:style style:name="gr12" style:family="graphic" style:parent-style-name="standard">
      <style:graphic-properties draw:stroke="solid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1.75cm" fo:min-width="3.62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1489d8" draw:marker-end="Arrowheads_20_17" draw:marker-end-width="0.3cm" draw:fill="none" draw:textarea-vertical-align="middle" loext:decorative="false"/>
    </style:style>
    <style:style style:name="gr14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424cm" fo:min-width="3.3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846cm" fo:padding-top="0.03cm" fo:padding-bottom="0.03cm" fo:padding-left="0.05cm" fo:padding-right="0.0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1.55cm" fo:padding-top="0.03cm" fo:padding-bottom="0.03cm" fo:padding-left="0.05cm" fo:padding-right="0.0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88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1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1.7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4cm" fo:padding-top="0.03cm" fo:padding-bottom="0.03cm" fo:padding-left="0.05cm" fo:padding-right="0.0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5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7" style:family="paragraph">
      <style:paragraph-properties fo:text-align="center"/>
      <style:text-properties fo:color="#000000" loext:opacity="100%" style:font-name="Liberation Sans" fo:font-size="9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fo:color="#000000" loext:opacity="100%" style:font-name="Liberation Sans" fo:font-size="9pt" style:font-size-asian="10pt" style:font-size-complex="1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10" style:family="paragraph">
      <style:paragraph-properties fo:text-align="center"/>
      <style:text-properties fo:font-size="9pt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12" style:family="paragraph">
      <style:paragraph-properties fo:text-align="center"/>
      <style:text-properties fo:font-size="9pt"/>
    </style:style>
    <style:style style:name="P13" style:family="paragraph">
      <loext:graphic-properties draw:fill="none"/>
      <style:paragraph-properties fo:text-align="center" style:writing-mode="lr-tb"/>
      <style:text-properties fo:font-size="9pt"/>
    </style:style>
    <style:style style:name="P14" style:family="paragraph">
      <style:paragraph-properties fo:text-align="center"/>
      <style:text-properties fo:font-size="9pt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9pt" fo:font-weight="normal" style:font-weight-asian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normal" style:font-weight-asian="normal" style:font-weight-complex="normal"/>
    </style:style>
    <style:style style:name="P18" style:family="paragraph">
      <style:paragraph-properties fo:text-align="center"/>
      <style:text-properties fo:font-size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color="#000000" loext:opacity="100%" style:font-name="Liberation Sans" fo:font-size="9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bold" style:font-weight-asian="bold" style:font-weight-complex="bold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fo:font-size="7pt"/>
    </style:style>
    <style:style style:name="T7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625cm" svg:height="0.55cm" svg:x="4.413cm" svg:y="9.05cm">
          <text:p text:style-name="P1"><text:span text:style-name="T1">“</text:span><text:span text:style-name="T1">1921-11-09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7cm" svg:y1="7.95cm" svg:x2="13.7cm" svg:y2="9.95cm" draw:start-shape="id1" draw:start-glue-point="8" draw:end-shape="id2" draw:end-glue-point="4" svg:d="M13700 7950v2000" svg:viewBox="0 0 1 2001">
          <text:p/>
        </draw:connector>
        <draw:connector draw:style-name="gr3" draw:text-style-name="P4" draw:layer="layout" draw:type="line" svg:x1="12.375cm" svg:y1="6.625cm" svg:x2="7.788cm" svg:y2="3.957cm" draw:start-shape="id1" draw:start-glue-point="6" draw:end-shape="id3" draw:end-glue-point="1" svg:d="M12375 6625l-4587-2668" svg:viewBox="0 0 4588 2669">
          <text:p/>
        </draw:connector>
        <draw:connector draw:style-name="gr4" draw:text-style-name="P4" draw:layer="layout" draw:type="line" svg:x1="12.375cm" svg:y1="6.625cm" svg:x2="7.038cm" svg:y2="6.625cm" draw:start-shape="id1" draw:start-glue-point="6" draw:end-shape="id4" draw:end-glue-point="1" svg:d="M12375 6625h-5337" svg:viewBox="0 0 5338 1">
          <text:p/>
        </draw:connector>
        <draw:connector draw:style-name="gr5" draw:text-style-name="P4" draw:layer="layout" draw:type="line" svg:x1="12.375cm" svg:y1="6.625cm" svg:x2="7.038cm" svg:y2="9.325cm" draw:start-shape="id1" draw:start-glue-point="6" draw:end-shape="id5" draw:end-glue-point="1" svg:d="M12375 6625l-5337 2700" svg:viewBox="0 0 5338 2701">
          <text:p/>
        </draw:connector>
        <draw:connector draw:style-name="gr6" draw:text-style-name="P4" draw:layer="layout" draw:type="line" svg:x1="15.025cm" svg:y1="6.625cm" svg:x2="20.012cm" svg:y2="9.025cm" draw:start-shape="id1" draw:start-glue-point="10" draw:end-shape="id6" draw:end-glue-point="6" svg:d="M15025 6625l4987 2400" svg:viewBox="0 0 4988 2401">
          <text:p/>
        </draw:connector>
        <draw:custom-shape draw:style-name="gr7" draw:text-style-name="P6" xml:id="id7" draw:id="id7" draw:layer="layout" svg:width="4.45cm" svg:height="0.674cm" svg:x="3.5cm" svg:y="10.938cm">
          <text:p text:style-name="P5"><text:span text:style-name="T1">“</text:span><text:span text:style-name="T1">2023-06-1820T12:00:00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12.325cm" svg:y1="11.275cm" svg:x2="7.95cm" svg:y2="11.275cm" draw:start-shape="id2" draw:start-glue-point="6" draw:end-shape="id7" draw:end-glue-point="1" svg:d="M12325 11275h-4375" svg:viewBox="0 0 4376 1">
          <text:p/>
        </draw:connector>
        <draw:connector draw:style-name="gr9" draw:text-style-name="P4" draw:layer="layout" draw:type="line" svg:x1="15.075cm" svg:y1="11.275cm" svg:x2="19.412cm" svg:y2="11.275cm" draw:start-shape="id2" draw:start-glue-point="10" draw:end-shape="id8" draw:end-glue-point="3" svg:d="M15075 11275h4337" svg:viewBox="0 0 4338 1">
          <text:p/>
        </draw:connector>
        <draw:custom-shape draw:style-name="gr10" draw:text-style-name="P6" xml:id="id9" draw:id="id9" draw:layer="layout" svg:width="3.95cm" svg:height="0.55cm" svg:x="19.362cm" svg:y="6.35cm">
          <text:p text:style-name="P5"><text:span text:style-name="T1">sdo: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15.025cm" svg:y1="6.625cm" svg:x2="19.362cm" svg:y2="6.625cm" draw:start-shape="id1" draw:start-glue-point="10" draw:end-shape="id9" draw:end-glue-point="3" svg:d="M15025 6625h4337" svg:viewBox="0 0 4338 1">
          <text:p/>
        </draw:connector>
        <draw:custom-shape draw:style-name="gr12" draw:text-style-name="P8" xml:id="id3" draw:id="id3" draw:layer="layout" svg:width="4.125cm" svg:height="2cm" svg:x="3.663cm" svg:y="2.957cm">
          <text:p text:style-name="P7"><text:span text:style-name="T2">&lt;</text:span><text:span text:style-name="T2"><text:a xlink:href="https://www.geonames.org/" xlink:type="simple">https://www.geonames.org/</text:a></text:span></text:p>
          <text:p text:style-name="P7"><text:span text:style-name="T2">2759875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3.7cm" svg:y1="5.3cm" svg:x2="11.412cm" svg:y2="3.362cm" draw:start-shape="id1" draw:start-glue-point="4" draw:end-shape="id10" draw:end-glue-point="9" svg:d="M13700 5300l-2288-1938" svg:viewBox="0 0 2289 1939">
          <text:p/>
        </draw:connector>
        <draw:custom-shape draw:style-name="gr14" draw:text-style-name="P2" xml:id="id8" draw:id="id8" draw:layer="layout" svg:width="3.85cm" svg:height="0.674cm" svg:x="19.412cm" svg:y="10.938cm">
          <text:p text:style-name="P1"><text:span text:style-name="T3">“</text:span><text:span text:style-name="T3">2023-06-18</text:span><text:span text:style-name="T1">T12:00:00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4" draw:id="id4" draw:layer="layout" svg:width="2.625cm" svg:height="0.55cm" svg:x="4.413cm" svg:y="6.35cm">
          <text:p text:style-name="P5"><text:span text:style-name="T1">“</text:span><text:span text:style-name="T1">1860-03-3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3.7cm" svg:y1="5.3cm" svg:x2="16.088cm" svg:y2="3.362cm" draw:start-shape="id1" draw:start-glue-point="4" draw:end-shape="id11" draw:end-glue-point="7" svg:d="M13700 5300l2388-1938" svg:viewBox="0 0 2389 1939">
          <text:p/>
        </draw:connector>
        <draw:custom-shape draw:style-name="gr15" draw:text-style-name="P11" xml:id="id1" draw:id="id1" draw:layer="layout" svg:width="2.65cm" svg:height="2.65cm" svg:x="12.375cm" svg:y="5.3cm">
          <text:p text:style-name="P10"><text:span text:style-name="T4">Person</text:span></text:p>
          <text:p text:style-name="P10"><text:span text:style-name="T4">Recon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" draw:id="id2" draw:layer="layout" svg:width="2.75cm" svg:height="2.65cm" svg:x="12.325cm" svg:y="9.95cm">
          <text:p text:style-name="P12"><text:span text:style-name="T5">Activity</text:span></text:p>
          <text:p text:style-name="P12"><text:span text:style-name="T6">prov:</text:span></text:p>
          <text:p text:style-name="P12"><text:span text:style-name="T6">Activ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2.75cm" svg:height="2.65cm" svg:x="12.325cm" svg:y="14.25cm">
          <text:p text:style-name="P12"><text:span text:style-name="T5">Agent</text:span></text:p>
          <text:p text:style-name="P12"><text:span text:style-name="T6">prov:</text:span></text:p>
          <text:p text:style-name="P12"><text:span text:style-name="T6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0" draw:id="id10" draw:layer="layout" svg:width="2.65cm" svg:height="2.65cm" svg:x="9.15cm" svg:y="1.1cm">
          <text:p text:style-name="P14"><text:span text:style-name="T5">Person</text:span></text:p>
          <text:p text:style-name="P14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1" draw:id="id11" draw:layer="layout" svg:width="2.65cm" svg:height="2.65cm" svg:x="15.7cm" svg:y="1.1cm">
          <text:p text:style-name="P16"><text:span text:style-name="T5">Person</text:span></text:p>
          <text:p text:style-name="P16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6" draw:id="id6" draw:layer="layout" svg:width="2.65cm" svg:height="2.65cm" svg:x="20.012cm" svg:y="7.7cm">
          <text:p text:style-name="P16"><text:span text:style-name="T5">Person</text:span></text:p>
          <text:p text:style-name="P16"><text:span text:style-name="T5">Recon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1.65cm" svg:height="0.75cm" svg:x="8.75cm" svg:y="7.65cm">
          <text:p text:style-name="P18"><text:span text:style-name="T7">sdo:</text:span></text:p>
          <text:p text:style-name="P18"><text:span text:style-name="T7">deathD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65cm" svg:height="0.75cm" svg:x="16.6cm" svg:y="7.5cm">
          <text:p text:style-name="P18"><text:span text:style-name="T7">sdo:</text:span></text:p>
          <text:p text:style-name="P18"><text:span text:style-name="T7">spouse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15.025cm" svg:y1="6.625cm" svg:x2="20.025cm" svg:y2="3.975cm" draw:start-shape="id1" draw:start-glue-point="10" draw:end-shape="id12" draw:end-glue-point="3" svg:d="M15025 6625l5000-2650" svg:viewBox="0 0 5001 2651">
          <text:p/>
        </draw:connector>
        <draw:custom-shape draw:style-name="gr19" draw:text-style-name="P19" draw:layer="layout" svg:width="1.688cm" svg:height="0.758cm" svg:x="16.505cm" svg:y="4.935cm">
          <text:p text:style-name="P18"><text:span text:style-name="T7">sdo:</text:span></text:p>
          <text:p text:style-name="P18"><text:span text:style-name="T7">nam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65cm" svg:height="0.75cm" svg:x="8.8cm" svg:y="4.7cm">
          <text:p text:style-name="P18"><text:span text:style-name="T7">sdo:</text:span></text:p>
          <text:p text:style-name="P18"><text:span text:style-name="T7">birthPl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25cm" svg:height="0.75cm" svg:x="11.15cm" svg:y="3.9cm">
          <text:p text:style-name="P18"><text:span text:style-name="T7">prov:</text:span></text:p>
          <text:p text:style-name="P18"><text:span text:style-name="T7">wasDerivedFrom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25cm" svg:height="0.75cm" svg:x="14.05cm" svg:y="3.9cm">
          <text:p text:style-name="P18"><text:span text:style-name="T7">prov:</text:span></text:p>
          <text:p text:style-name="P18"><text:span text:style-name="T7">wasDerivedFrom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65cm" svg:height="0.75cm" svg:x="16.4cm" svg:y="6.2cm">
          <text:p text:style-name="P18"><text:span text:style-name="T7">sdo:</text:span></text:p>
          <text:p text:style-name="P18"><text:span text:style-name="T7">gen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65cm" svg:height="0.75cm" svg:x="8.8cm" svg:y="6.2cm">
          <text:p text:style-name="P18"><text:span text:style-name="T7">sdo:</text:span></text:p>
          <text:p text:style-name="P18"><text:span text:style-name="T7">birth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1cm" svg:height="0.75cm" svg:x="9.35cm" svg:y="10.9cm">
          <text:p text:style-name="P18"><text:span text:style-name="T7">prov:</text:span></text:p>
          <text:p text:style-name="P18"><text:span text:style-name="T7">startedAt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2" draw:id="id12" draw:layer="layout" svg:width="2.625cm" svg:height="0.55cm" svg:x="20.025cm" svg:y="3.7cm">
          <text:p text:style-name="P5"><text:span text:style-name="T1">“</text:span><text:span text:style-name="T1">Abe Bos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3.7cm" svg:y1="12.6cm" svg:x2="13.7cm" svg:y2="14.25cm" draw:start-shape="id2" draw:start-glue-point="8" draw:end-shape="id13" draw:end-glue-point="4" svg:d="M13700 12600v1650" svg:viewBox="0 0 1 1651">
          <text:p/>
        </draw:connector>
        <draw:custom-shape draw:style-name="gr22" draw:text-style-name="P19" draw:layer="layout" svg:width="1.85cm" svg:height="0.75cm" svg:x="12.775cm" svg:y="12.9cm">
          <text:p text:style-name="P18"><text:span text:style-name="T7">prov:</text:span></text:p>
          <text:p text:style-name="P18"><text:span text:style-name="T7">wasAssociatedWith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85cm" svg:height="0.75cm" svg:x="16.15cm" svg:y="10.9cm">
          <text:p text:style-name="P18"><text:span text:style-name="T7">prov:</text:span></text:p>
          <text:p text:style-name="P18"><text:span text:style-name="T7">endedAtTi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5cm" svg:height="0.75cm" svg:x="12.5cm" svg:y="8.5cm">
          <text:p text:style-name="P18"><text:span text:style-name="T7">prov:</text:span></text:p>
          <text:p text:style-name="P18"><text:span text:style-name="T7">wasGeneratedBy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3cm" svg:height="0.75cm" svg:x="12.2cm" svg:y="12.9cm">
          <text:p text:style-name="P18"><text:span text:style-name="T7">prov:</text:span></text:p>
          <text:p text:style-name="P18"><text:span text:style-name="T7">wasAssociatedWit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solid" draw:fill-color="#ffffff" draw:opacity="100%" draw:shadow-opacity="100%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9:12:50.090476582</meta:creation-date>
    <dc:date>2024-10-10T16:39:36.986118892</dc:date>
    <meta:editing-duration>PT5H19M55S</meta:editing-duration>
    <meta:editing-cycles>31</meta:editing-cycles>
    <meta:generator>LibreOffice/24.2.6.2$Linux_X86_64 LibreOffice_project/420$Build-2</meta:generator>
    <meta:document-statistic meta:object-count="38"/>
  </office:meta>
</office:document-meta>
</file>